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fill-color="#0000ff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0000" draw:opacity-name="Transparency_20_1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00ff00" draw:opacity-name="Transparency_20_1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0000ff" draw:opacity-name="Transparency_20_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cm" svg:x="7.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cm" svg:height="9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4" draw:text-style-name="P1" draw:layer="layout" svg:width="9cm" svg:height="9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9cm" svg:height="9cm" svg:x="7.2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cm" svg:height="9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radial" draw:cx="50%" draw:cy="50%" draw:start="60%" draw:end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pb </meta:initial-creator>
    <meta:creation-date>2013-02-26T23:56:44</meta:creation-date>
    <dc:date>2013-03-01T16:15:55</dc:date>
    <dc:creator>gpb </dc:creator>
    <meta:editing-duration>PT4M24S</meta:editing-duration>
    <meta:editing-cycles>2</meta:editing-cycles>
    <meta:generator>LibreOffice/3.5$Linux_x86 LibreOffice_project/350m1$Build-2</meta:generator>
    <meta:document-statistic meta:object-count="6"/>
  </office:meta>
</office:document-meta>
</file>